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 style:list-style-name="L8"/>
    <style:style style:name="P3" style:family="paragraph" style:parent-style-name="Text_20_body" style:list-style-name="L8">
      <style:text-properties officeooo:paragraph-rsid="001b8c41"/>
    </style:style>
    <style:style style:name="P4" style:family="paragraph" style:parent-style-name="Text_20_body" style:list-style-name="L12">
      <style:text-properties officeooo:paragraph-rsid="001ef725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8">
      <style:paragraph-properties fo:margin-top="0cm" fo:margin-bottom="0cm" style:contextual-spacing="false"/>
    </style:style>
    <style:style style:name="P7" style:family="paragraph" style:parent-style-name="Text_20_body" style:list-style-name="L8">
      <style:paragraph-properties fo:margin-top="0cm" fo:margin-bottom="0cm" style:contextual-spacing="false"/>
      <style:text-properties officeooo:paragraph-rsid="001b8c41"/>
    </style:style>
    <style:style style:name="P8" style:family="paragraph" style:parent-style-name="Text_20_body" style:list-style-name="L8">
      <style:paragraph-properties fo:margin-top="0cm" fo:margin-bottom="0cm" style:contextual-spacing="false"/>
      <style:text-properties officeooo:paragraph-rsid="001ef725"/>
    </style:style>
    <style:style style:name="P9" style:family="paragraph" style:parent-style-name="Text_20_body" style:list-style-name="L8">
      <style:paragraph-properties fo:margin-top="0cm" fo:margin-bottom="0cm" style:contextual-spacing="false"/>
      <style:text-properties style:font-name="monospace"/>
    </style:style>
    <style:style style:name="P10" style:family="paragraph" style:parent-style-name="Text_20_body" style:list-style-name="L9">
      <style:paragraph-properties fo:margin-top="0cm" fo:margin-bottom="0cm" style:contextual-spacing="false"/>
      <style:text-properties officeooo:paragraph-rsid="001b8c41"/>
    </style:style>
    <style:style style:name="P11" style:family="paragraph" style:parent-style-name="Text_20_body" style:list-style-name="L8">
      <style:paragraph-properties fo:margin-top="0cm" fo:margin-bottom="0cm" style:contextual-spacing="false"/>
      <style:text-properties fo:color="#006600" officeooo:rsid="001b8c41" officeooo:paragraph-rsid="001b8c41"/>
    </style:style>
    <style:style style:name="P12" style:family="paragraph" style:parent-style-name="Text_20_body" style:list-style-name="">
      <style:paragraph-properties fo:margin-top="0cm" fo:margin-bottom="0cm" style:contextual-spacing="false" fo:line-height="120%"/>
    </style:style>
    <style:style style:name="P13" style:family="paragraph" style:parent-style-name="Text_20_body" style:list-style-name="L8">
      <style:paragraph-properties fo:margin-top="0cm" fo:margin-bottom="0cm" style:contextual-spacing="false" fo:break-before="page"/>
    </style:style>
    <style:style style:name="P14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paragraph-rsid="001b8c41"/>
    </style:style>
    <style:style style:name="P15" style:family="paragraph" style:parent-style-name="Horizontal_20_Line" style:list-style-name="L8"/>
    <style:style style:name="P16" style:family="paragraph" style:parent-style-name="Table_20_Contents">
      <style:text-properties officeooo:rsid="001ef725" officeooo:paragraph-rsid="001ef725"/>
    </style:style>
    <style:style style:name="P17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monospace"/>
    </style:style>
    <style:style style:name="T3" style:family="text">
      <style:text-properties fo:font-style="italic"/>
    </style:style>
    <style:style style:name="T4" style:family="text">
      <style:text-properties fo:color="#006600" officeooo:rsid="001b8c41"/>
    </style:style>
    <style:style style:name="T5" style:family="text">
      <style:text-properties fo:color="#006600" officeooo:rsid="001cba9f"/>
    </style:style>
    <style:style style:name="T6" style:family="text">
      <style:text-properties fo:color="#006600" style:text-position="super 58%" officeooo:rsid="001cba9f"/>
    </style:style>
    <style:style style:name="T7" style:family="text">
      <style:text-properties fo:color="#006600" style:text-position="super 58%" officeooo:rsid="001ef725"/>
    </style:style>
    <style:style style:name="T8" style:family="text">
      <style:text-properties fo:color="#006600" officeooo:rsid="001ef725"/>
    </style:style>
    <style:style style:name="T9" style:family="text">
      <style:text-properties officeooo:rsid="001cba9f"/>
    </style:style>
    <style:style style:name="T10" style:family="text">
      <style:text-properties fo:font-variant="normal" fo:text-transform="none" fo:color="#0066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officeooo:rsid="001ef72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Horizontal_20_Line"/>
      <text:list xml:id="list264888131804871781" text:style-name="L8">
        <text:list-item>
          <text:p text:style-name="P6"><text:span text:style-name="T1">lambda-expressions</text:span><text:line-break/>évaluer les expressions suivantes en précisant les environnements au cours de l'évaluation </text:p>
          <text:list>
            <text:list-item>
              <text:p text:style-name="P7"><text:span text:style-name="Teletype">((lambda (x) (+ (* 2 x) 3)) 4)<text:line-break/></text:span><text:span text:style-name="Teletype"><text:span text:style-name="T4">11</text:span></text:span><text:span text:style-name="Teletype"> </text:span></text:p>
            </text:list-item>
          </text:list>
        </text:list-item>
      </text:list>
      <text:list xml:id="list3148447034108928686" text:style-name="L9">
        <text:list-item>
          <text:list>
            <text:list-item>
              <text:p text:style-name="P10"><text:span text:style-name="Teletype">((lambda (x y) (* (+ x 2) (+ y 6))) 7 8)<text:line-break/></text:span><text:span text:style-name="Teletype"><text:span text:style-name="T4">126</text:span></text:span><text:span text:style-name="Teletype"> </text:span></text:p>
            </text:list-item>
          </text:list>
        </text:list-item>
      </text:list>
      <text:list xml:id="list120422120730037" text:continue-list="list264888131804871781" text:style-name="L8">
        <text:list-item>
          <text:list>
            <text:list-item>
              <text:p text:style-name="P6"><text:span text:style-name="Teletype">((lambda (v) ((lambda (x) (* 3 x)) (+ v 2))) 8) </text:span></text:p>
            </text:list-item>
            <text:list-item>
              <text:p text:style-name="P6"><text:span text:style-name="Teletype">((lambda (v) ((lambda (x) (* v x)) (+ v 2))) 8) </text:span></text:p>
            </text:list-item>
            <text:list-item>
              <text:p text:style-name="P6"><text:span text:style-name="Teletype">((lambda (v) ((lambda (v) (* 3 v)) (+ v 2))) 8) </text:span></text:p>
            </text:list-item>
            <text:list-item>
              <text:p text:style-name="P6"><text:span text:style-name="Teletype">((lambda (x y z) (+ (* x y) (* y z))) 2 3 4) </text:span></text:p>
            </text:list-item>
            <text:list-item>
              <text:p text:style-name="P6"><text:span text:style-name="Teletype">((lambda (x y) (* x x y y)) 4) </text:span></text:p>
            </text:list-item>
            <text:list-item>
              <text:p text:style-name="P6"><text:span text:style-name="Teletype">((lambda (x) (* x x 2)) 4 5) </text:span></text:p>
            </text:list-item>
            <text:list-item>
              <text:p text:style-name="P2"><text:span text:style-name="Teletype">(lambda (x) (* x x 2))</text:span></text:p>
            </text:list-item>
          </text:list>
          <text:p text:style-name="P15"/>
        </text:list-item>
      </text:list>
      <text:p text:style-name="P12"/>
      <text:list xml:id="list120422627689675" text:continue-numbering="true" text:style-name="L8">
        <text:list-item>
          <text:p text:style-name="P13"><text:span text:style-name="T1">fonctions globales</text:span> </text:p>
          <text:list>
            <text:list-item>
              <text:p text:style-name="P2"><text:span text:style-name="Teletype">(defun f (x) (+ 3 x)) <text:line-break/>(defun g (v) (* 5 (f (+ v 2))))</text:span> <text:line-break/>évaluer <text:span text:style-name="Teletype">(g 8)<text:line-break/></text:span><text:span text:style-name="Teletype"><text:span text:style-name="T4">65</text:span></text:span> </text:p>
              <text:p text:style-name="P3">qu'est ce que cela donne si f est définie par <text:line-break/><text:span text:style-name="Teletype">(defun f (x) (+ v x))</text:span> <text:line-break/><text:span text:style-name="T4">*** - F: variable V has no value<text:line-break/>Rentrées possibles:<text:line-break/>USE-VALUE <text:s text:c="5"/>:R1 <text:s text:c="5"/>Input a value to be used instead of V.<text:line-break/>STORE-VALUE <text:s text:c="3"/>:R2 <text:s text:c="5"/>Input a new value for V.<text:line-break/>ABORT <text:s text:c="9"/>:R3 <text:s text:c="5"/>Abort main loop</text:span><text:line-break/>Comparer avec la lambda-expression correspondante qui précède. </text:p>
            </text:list-item>
            <text:list-item>
              <text:p text:style-name="P6">définir quelques fonctions numériques courantes </text:p>
              <text:list>
                <text:list-item>
                  <text:p text:style-name="P6"><text:span text:style-name="T2">(fact n)</text:span> : factorielle d'un entier n </text:p>
                  <text:p text:style-name="P11">(defun fact (n)<text:line-break/><text:tab/><text:tab/>(<text:line-break/><text:tab/><text:tab/><text:tab/>if (&lt; n 1)<text:line-break/><text:tab/><text:tab/><text:tab/><text:tab/>1<text:line-break/><text:tab/><text:tab/><text:tab/><text:tab/>(* n (fact (- n 1)))))</text:p>
                </text:list-item>
              </text:list>
            </text:list-item>
          </text:list>
        </text:list-item>
      </text:list>
      <text:list xml:id="list5958024089356571347" text:style-name="L12">
        <text:list-item>
          <text:list>
            <text:list-item>
              <text:list>
                <text:list-item>
                  <text:p text:style-name="P4"><text:span text:style-name="T2">(fibo n)</text:span> : fibonacci (suite définie par <text:span text:style-name="Teletype">u(0)=u(1)=1</text:span> et <text:span text:style-name="Teletype">u(n)=u(n-1)+u(n-2)</text:span> )<text:bookmark text:name="docs-internal-guid-13602737-f944-b20b-9814-d1a17dbea02e"/><text:line-break/><text:span text:style-name="T10">(defun fibo (n)<text:line-break/>(<text:line-break/> if (&lt; n 2)<text:line-break/> 1<text:line-break/> (+ (fibo (- n 1)) (fibo (- n 2)))))</text:span><text:line-break/>donner une approximation de la complexité de votre définition<text:line-break/><text:span text:style-name="T5">Tfibo(n) = Tfibo(n-1) + Tfibo(n-2) &lt; 2* Tfibo(n-1)<text:line-break/>2</text:span><text:span text:style-name="T6">n-1</text:span><text:span text:style-name="T5"> &lt; Tfibo(n) &lt; 2</text:span><text:span text:style-name="T6">n</text:span><text:line-break/>sur la base du temps mis pour calculer <text:span text:style-name="Teletype">(fibo 15)<text:line-break/></text:span><text:span text:style-name="Teletype"><text:span text:style-name="T5">987</text:span></text:span><text:span text:style-name="Teletype"><text:span text:style-name="T9"><text:line-break/></text:span></text:span>, déduire une estimation du temps pour <text:span text:style-name="Teletype">(fibo 50)</text:span>.<text:line-break/><text:span text:style-name="T8"> </text:span><text:span text:style-name="T5">2</text:span><text:span text:style-name="T7">49</text:span><text:span text:style-name="T5"> &lt; Tfibo(</text:span><text:span text:style-name="T8">50</text:span><text:span text:style-name="T5">) &lt; 2</text:span><text:span text:style-name="T7">50</text:span></text:p>
                </text:list-item>
              </text:list>
            </text:list-item>
          </text:list>
        </text:list-item>
      </text:list>
      <text:list xml:id="list120421862217042" text:continue-list="list120422627689675" text:style-name="L8">
        <text:list-header>
          <text:p text:style-name="P15"/>
        </text:list-header>
      </text:list>
      <text:p text:style-name="P12"/>
      <text:list xml:id="list120423565518779" text:continue-numbering="true" text:style-name="L8">
        <text:list-item>
          <text:p text:style-name="P13"><text:span text:style-name="T1">les listes et les cellules</text:span> </text:p>
          <text:list>
            <text:list-item>
              <text:p text:style-name="P6">comparer () et (()) et ((())) : </text:p>
              <text:list>
                <text:list-item>
                  <text:p text:style-name="P6">comparer les <text:span text:style-name="Teletype">CAR</text:span> et <text:span text:style-name="Teletype">CDR</text:span> de ces listes <text:line-break/>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6">()</text:p>
          </table:table-cell>
          <table:table-cell table:style-name="Tableau1.A1" office:value-type="string">
            <text:p text:style-name="P16">Nil</text:p>
          </table:table-cell>
          <table:table-cell table:style-name="Tableau1.C1" office:value-type="string">
            <text:p text:style-name="P16">Nil</text:p>
          </table:table-cell>
        </table:table-row>
        <table:table-row>
          <table:table-cell table:style-name="Tableau1.A2" office:value-type="string">
            <text:p text:style-name="P16">(())</text:p>
          </table:table-cell>
          <table:table-cell table:style-name="Tableau1.A2" office:value-type="string">
            <text:p text:style-name="P16">()</text:p>
          </table:table-cell>
          <table:table-cell table:style-name="Tableau1.C2" office:value-type="string">
            <text:p text:style-name="P16">Nil</text:p>
          </table:table-cell>
        </table:table-row>
        <table:table-row>
          <table:table-cell table:style-name="Tableau1.A2" office:value-type="string">
            <text:p text:style-name="P16">((()))</text:p>
          </table:table-cell>
          <table:table-cell table:style-name="Tableau1.A2" office:value-type="string">
            <text:p text:style-name="P16">(())</text:p>
          </table:table-cell>
          <table:table-cell table:style-name="Tableau1.C2" office:value-type="string">
            <text:p text:style-name="P16">Nil</text:p>
          </table:table-cell>
        </table:table-row>
      </table:table>
      <text:p text:style-name="P5"/>
      <text:list xml:id="list120421942196262" text:continue-numbering="true" text:style-name="L8">
        <text:list-item>
          <text:list>
            <text:list-item>
              <text:list>
                <text:list-item>
                  <text:p text:style-name="P8"><draw:rect text:anchor-type="paragraph" draw:z-index="1" draw:style-name="gr1" draw:text-style-name="P17" svg:width="2.091cm" svg:height="0.689cm" svg:x="6.092cm" svg:y="0.861cm"><text:p text:style-name="P17">nil</text:p></draw:rect><draw:rect text:anchor-type="paragraph" draw:z-index="0" draw:style-name="gr1" draw:text-style-name="P17" svg:width="2.091cm" svg:height="0.689cm" svg:x="4.002cm" svg:y="0.861cm"><text:p text:style-name="P17">nil</text:p></draw:rect>comparer leurs représentations en doublets<text:line-break/> <text:line-break/></text:p>
                  <text:p text:style-name="P8"><draw:rect text:anchor-type="paragraph" draw:z-index="3" draw:style-name="gr1" draw:text-style-name="P17" svg:width="2.091cm" svg:height="0.689cm" svg:x="6.092cm" svg:y="0.28cm"><text:p text:style-name="P17">nil</text:p></draw:rect><draw:rect text:anchor-type="paragraph" draw:z-index="4" draw:style-name="gr1" draw:text-style-name="P17" svg:width="2.091cm" svg:height="0.689cm" svg:x="4.002cm" svg:y="1.84cm"><text:p text:style-name="P17"/></draw:rect><draw:rect text:anchor-type="paragraph" draw:z-index="5" draw:style-name="gr1" draw:text-style-name="P17" svg:width="2.091cm" svg:height="0.689cm" svg:x="6.092cm" svg:y="1.84cm"><text:p text:style-name="P17">nil</text:p></draw:rect><draw:rect text:anchor-type="paragraph" draw:z-index="6" draw:style-name="gr1" draw:text-style-name="P17" svg:width="2.091cm" svg:height="0.689cm" svg:x="2.441cm" svg:y="3.189cm"><text:p text:style-name="P17">(())</text:p></draw:rect><draw:rect text:anchor-type="paragraph" draw:z-index="7" draw:style-name="gr1" draw:text-style-name="P17" svg:width="2.091cm" svg:height="0.689cm" svg:x="4.531cm" svg:y="3.189cm"><text:p text:style-name="P17">nil</text:p></draw:rect><draw:line text:anchor-type="paragraph" draw:z-index="8" draw:style-name="gr2" draw:text-style-name="P17" svg:x1="5.166cm" svg:y1="2.528cm" svg:x2="4.531cm" svg:y2="3.189cm"><text:p/></draw:line><draw:rect text:anchor-type="paragraph" draw:z-index="2" draw:style-name="gr1" draw:text-style-name="P17" svg:width="2.091cm" svg:height="0.689cm" svg:x="4.002cm" svg:y="0.28cm"><text:p text:style-name="P17">()</text:p></draw:rect><text:line-break/><text:line-break/><text:line-break/><text:line-break/><text:line-break/><text:line-break/><text:line-break/></text:p>
                </text:list-item>
                <text:list-item>
                  <text:p text:style-name="P6">et leurs représentations complètement pointées <text:line-break/></text:p>
                </text:list-item>
                <text:list-item>
                  <text:p text:style-name="P6">que donne leur comparaison par les prédicats <text:span text:style-name="Teletype">eq</text:span> et <text:span text:style-name="Teletype">equal</text:span> ?<text:line-break/>et avec <text:span text:style-name="Teletype">=</text:span> ? </text:p>
                </text:list-item>
              </text:list>
            </text:list-item>
            <text:list-item>
              <text:p text:style-name="P6">de combien de cellules sont faites les listes : </text:p>
              <text:list>
                <text:list-item>
                  <text:p text:style-name="P6">(1 2 3 4) <text:line-break/></text:p>
                </text:list-item>
                <text:list-item>
                  <text:p text:style-name="P6">(1 (2 3) 4) <text:line-break/></text:p>
                </text:list-item>
                <text:list-item>
                  <text:p text:style-name="P6">(1 (2) (3) 4) <text:line-break/></text:p>
                  <text:p text:style-name="P6">donner leur représentation par doublets et écrire leur représentation en notation complètement pointée </text:p>
                </text:list-item>
              </text:list>
            </text:list-item>
            <text:list-item>
              <text:p text:style-name="P6">qu'obtenez-vous avec les exemples précédents si vous inversez partout les <text:span text:style-name="T2">CAR</text:span> et les <text:span text:style-name="T2">CDR</text:span> ?</text:p>
            </text:list-item>
            <text:list-item>
              <text:p text:style-name="P2">représentation par doublets pour les définitions des fonctions <text:span text:style-name="Teletype">f</text:span> et <text:span text:style-name="Teletype">g</text:span> qui précèdent.</text:p>
            </text:list-item>
          </text:list>
          <text:p text:style-name="P15"/>
        </text:list-item>
      </text:list>
      <text:p text:style-name="P12"/>
      <text:list xml:id="list120422390738942" text:continue-numbering="true" text:style-name="L8">
        <text:list-item>
          <text:p text:style-name="P13"><text:span text:style-name="T1">fonctions sur les listes plates</text:span><text:line-break/><text:span text:style-name="T3">Attention ! Beaucoup de ces fonctions existent déjà dans la bibliothèque Common Lisp et Common Lisp interdit de le redéfinir : changez donc leur nom et utilisez des noms différents suivant les versions.</text:span><text:line-break/>On ne considère que les éléments de la liste, c'est-à-dire les <text:span text:style-name="T2">CAR</text:span> des cellules de premier niveau.<text:line-break/>Ecrire les fonctions suivantes : </text:p>
          <text:list>
            <text:list-item>
              <text:p text:style-name="P6"><text:span text:style-name="Teletype">(member x l)</text:span> qui retourne la sous-liste de la liste <text:span text:style-name="Teletype">l</text:span> commençant par l'élément <text:span text:style-name="Teletype">x</text:span>. </text:p>
            </text:list-item>
            <text:list-item>
              <text:p text:style-name="P6"><text:span text:style-name="Teletype">(length l)</text:span> qui retourne la longueur d'une liste plate, c'est-à-dire le nombre de cellules au premier niveau ; </text:p>
            </text:list-item>
            <text:list-item>
              <text:p text:style-name="P6"><text:span text:style-name="Teletype">(last l)</text:span> qui retourne la dernière cellule d'une liste plate (au premier niveau) ;<text:line-break/>faites une version qui assure qu'un seul test est effectué à chaque pas de la récursion ; </text:p>
            </text:list-item>
            <text:list-item>
              <text:p text:style-name="P6"><text:span text:style-name="T2">(makelist n)</text:span> qui crée une liste de longueur n, contenant les entiers de 1 à n, en ordre décroissant ;<text:line-break/>et en ordre croissant ?</text:p>
            </text:list-item>
            <text:list-item>
              <text:p text:style-name="P6"><text:span text:style-name="T2">(copylist l)</text:span> qui retourne une copie au premier niveau de la liste <text:span text:style-name="T2">l</text:span> ;</text:p>
            </text:list-item>
            <text:list-item>
              <text:p text:style-name="P6"><text:span text:style-name="Teletype">(remove x l)</text:span> qui retourne une copie de la liste <text:span text:style-name="T2">l </text:span>privée des occurrences de <text:span text:style-name="T2">x</text:span> ;<text:line-break/>faire la même chose en n'enlevant que la première occurrence de x ;</text:p>
            </text:list-item>
            <text:list-item>
              <text:p text:style-name="P6"><text:span text:style-name="Teletype">(append l1 l2)</text:span> qui concatène 2 listes ; </text:p>
            </text:list-item>
            <text:list-item>
              <text:p text:style-name="P6"><text:span text:style-name="T2">(adjoin x l)</text:span> qui "ajoute" <text:span text:style-name="T2">x</text:span> à la liste <text:span text:style-name="T2">l</text:span> si <text:span text:style-name="T2">x</text:span> n'y est pas déjà ;<text:line-break/>dans la fonction appelante, que devient <text:span text:style-name="T2">l</text:span> ? </text:p>
            </text:list-item>
            <text:list-item>
              <text:p text:style-name="P2"><text:span text:style-name="T2">(match-list l1 l2)</text:span> fonction qui apparie 2 listes, <text:span text:style-name="T2">l1</text:span> et <text:span text:style-name="T2">l2</text:span>, et retourne la liste des paires de ses éléments, 2 à 2:<text:line-break/><text:span text:style-name="T2">(match-list '(a b c) '(1 2 3))</text:span> retourne <text:span text:style-name="T2">((a . 1) (b . 2) (c . 3))<text:line-break/></text:span>Comment peut-on gérer le cas où les 2 listes sont de longueur inégale ?</text:p>
            </text:list-item>
          </text:list>
          <text:p text:style-name="P15"/>
        </text:list-item>
      </text:list>
      <text:p text:style-name="P12"/>
      <text:list xml:id="list120422985856144" text:continue-numbering="true" text:style-name="L8">
        <text:list-item>
          <text:p text:style-name="P13"><text:span text:style-name="T1">fonctions sur les arbres binaires<text:line-break/></text:span>On considère que chaque cellule est un noeud dont les <text:span text:style-name="T2">CAR</text:span> et <text:span text:style-name="T2">CDR</text:span> sont les successeurs. Les feuilles sont les atomes, y compris ().</text:p>
          <text:list>
            <text:list-item>
              <text:p text:style-name="P6"><text:span text:style-name="Teletype">(size tree)</text:span> qui retourne la taille d'un arbre, c'est-à-dire son nombre de cellules total, à tous les niveaux ;<text:line-break/>alternativement, définir la fonction de façon à calculer le nombre de feuilles, ou le nombre de feuilles non <text:span text:style-name="T2">NIL</text:span>. </text:p>
            </text:list-item>
            <text:list-item>
              <text:p text:style-name="P6"><text:span text:style-name="Teletype">(copytree tree)</text:span> qui copie un arbre ; </text:p>
            </text:list-item>
            <text:list-item>
              <text:p text:style-name="P6"><text:span text:style-name="Teletype">(subst x y tree)</text:span> qui substitue dans l'arbre <text:span text:style-name="T2">tree</text:span> toutes les occurrences de x par y ; </text:p>
            </text:list-item>
            <text:list-item>
              <text:p text:style-name="P6"><text:span text:style-name="T2">(tree-leaves tree)</text:span> qui retourne la liste des feuilles de l'arbre ;<text:line-break/>examiner l'ordre des feuilles suivant la façon dont on écrit la fonction ;</text:p>
            </text:list-item>
            <text:list-item>
              <text:p text:style-name="P6"><text:span text:style-name="T2">(miroir tree)</text:span> qui produit une copie d'un arbre en inversant les <text:span text:style-name="T2">car </text:span>et <text:span text:style-name="T2">cdr</text:span> (cf. fin de question 3) ; </text:p>
            </text:list-item>
            <text:list-item>
              <text:p text:style-name="P6"><text:span text:style-name="T2">(depth tree)</text:span> qui calcule la profondeur maximale d'un arbre ; </text:p>
            </text:list-item>
            <text:list-item>
              <text:p text:style-name="P6"><text:span text:style-name="T2">(match-tree t1 t2)</text:span> fonction qui apparie 2 arbres, <text:span text:style-name="T2">t1</text:span> et <text:span text:style-name="T2">t2</text:span>, et retourne la liste des paires de ses feuilles, 2 à 2:<text:line-break/><text:span text:style-name="T2">(match-tree '(a (b . d) c) '(1 (2 . 4) 3))</text:span> retourne <text:span text:style-name="T2">((a . 1) (b . 2) (c . 3) (d . 4) (()))<text:line-break/></text:span>d'où vient ce <text:span text:style-name="T2">((())) ?<text:line-break/>comment peut-on gérer le cas où les arbres ont une structure différente ?</text:span></text:p>
            </text:list-item>
            <text:list-item>
              <text:p text:style-name="P6"><text:span text:style-name="T2">(dot-print tree)</text:span> qui fait une impression de l'arbre en notation pointée </text:p>
              <text:list>
                <text:list-item>
                  <text:p text:style-name="P6">faire 2 versions en notation complètement pointée et en notation pointée minimale </text:p>
                </text:list-item>
                <text:list-item>
                  <text:p text:style-name="P6">on utilisera les fonctions d'impression suivantes : <text:span text:style-name="T2"><text:line-break/>prin1</text:span> pour imprimer un atome, <text:span text:style-name="T2">terpri</text:span> pour passer à la ligne et <text:span text:style-name="T2">write-char</text:span> pour imprimer un caractère<text:line-break/>(voir ces fonctions dans CLtL)</text:p>
                </text:list-item>
                <text:list-item>
                  <text:p text:style-name="P6">la syntaxe pour les caractères litéraux est : <text:span text:style-name="T2">#\a</text:span>, <text:span text:style-name="T2">#\b</text:span>, <text:span text:style-name="T2">#\c</text:span>, ...,  <text:span text:style-name="T2">#\z</text:span>, <text:span text:style-name="T2">#\(</text:span>, <text:span text:style-name="T2">#\)</text:span>, <text:span text:style-name="T2">#\space</text:span>, etc.<text:line-break/>(voir le type <text:span text:style-name="T2">character</text:span> dans CLtL, chapitre 2).</text:p>
                </text:list-item>
              </text:list>
            </text:list-item>
          </text:list>
          <text:p text:style-name="P15"/>
        </text:list-item>
      </text:list>
      <text:p text:style-name="P12"/>
      <text:list xml:id="list120421978374904" text:continue-numbering="true" text:style-name="L8">
        <text:list-item>
          <text:p text:style-name="P13"><text:span text:style-name="T1">tests d'égalité</text:span> </text:p>
          <text:list>
            <text:list-item>
              <text:p text:style-name="P6">effectuer les comparaisons suivantes avec <text:span text:style-name="T2">eq</text:span> ou <text:span text:style-name="T2">equal</text:span> : </text:p>
              <text:list>
                <text:list-item>
                  <text:p text:style-name="P6"><text:span text:style-name="T2">(&lt;test&gt; (cons 1 2) (cons 1 2))</text:span> </text:p>
                </text:list-item>
                <text:list-item>
                  <text:p text:style-name="P6"><text:span text:style-name="T2">(&lt;test&gt; '(1 . 2) (cons 1 2))</text:span> </text:p>
                </text:list-item>
                <text:list-item>
                  <text:p text:style-name="P6"><text:span text:style-name="T2">(&lt;test&gt; '(1 . 2) '(1 . 2))</text:span> </text:p>
                </text:list-item>
                <text:list-item>
                  <text:p text:style-name="P9">((lambda (x) (&lt;test&gt; x x)) (cons 1 2))</text:p>
                </text:list-item>
              </text:list>
            </text:list-item>
            <text:list-item>
              <text:p text:style-name="P6">comparer les différentes fonctions de tests d'égalité (<text:span text:style-name="Teletype">=</text:span>, <text:span text:style-name="Teletype">eq</text:span>, <text:span text:style-name="Teletype">eql</text:span>, <text:span text:style-name="Teletype">equal</text:span>) sur les nombres, en faisant varier l'ordre de grandeur de <text:span text:style-name="Teletype">n</text:span> dans <text:span text:style-name="Teletype">(= (fact n) (fact n))</text:span>. </text:p>
            </text:list-item>
            <text:list-item>
              <text:p text:style-name="P2">proposer une définition de <text:span text:style-name="Teletype">equal</text:span> et de <text:span text:style-name="T2">eql</text:span> correspondant aux spécifications.</text:p>
            </text:list-item>
          </text:list>
          <text:p text:style-name="P15"/>
        </text:list-item>
      </text:list>
      <text:p text:style-name="P12"/>
      <text:list xml:id="list120422808503355" text:continue-numbering="true" text:style-name="L8">
        <text:list-item>
          <text:p text:style-name="P13"><text:span text:style-name="T1">récursion terminale et enveloppée</text:span> </text:p>
          <text:list>
            <text:list-item>
              <text:p text:style-name="P6">Les diverses fonctions de la question 4 sont-elles en récursion terminale ou enveloppée ? </text:p>
            </text:list-item>
            <text:list-item>
              <text:p text:style-name="P6">Dans ce dernier cas, en donner une version en récursion terminale, par exemple en appliquant la transformation du cours ? </text:p>
            </text:list-item>
            <text:list-item>
              <text:p text:style-name="P6">dans le cas de <text:span text:style-name="T2">copylist </text:span>et <text:span text:style-name="T2">makelist,</text:span> que calculent leurs versions récursives terminales ? </text:p>
            </text:list-item>
            <text:list-item>
              <text:p text:style-name="P6">appliquée aux récursions doubles (question 5), la transformation du cours ne donne pas une récursion terminale sur les deux appels récursifs, mais seulement une récursion semi-terminale, terminale sur l'un des appels et enveloppée sur l'autre : appliquer à <text:span text:style-name="T2">size</text:span> ; </text:p>
            </text:list-item>
            <text:list-item>
              <text:p text:style-name="P6">pour les autres récursions doubles (fonctions sur les arbres par ex.) la transformation du cours donne une récursion partiellement terminale. <text:line-break/>qu'est-ce que cela donne pour <text:span text:style-name="Teletype">copytree</text:span>, <text:span text:style-name="T2">match-tree</text:span> et <text:span text:style-name="T2">tree-leaves</text:span> ? </text:p>
            </text:list-item>
            <text:list-item>
              <text:p text:style-name="P6">dans le cas de <text:span text:style-name="T2">depth</text:span>, la transformation du cours ne marche pas non plus directement : trouver une version semi-terminale</text:p>
            </text:list-item>
            <text:list-item>
              <text:p text:style-name="P2">trouver une solution purement terminale pour <text:span text:style-name="T2">fibonacci</text:span> ; quelle est la complexité de cette nouvelle définition ? </text:p>
            </text:list-item>
          </text:list>
          <text:p text:style-name="P15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MP2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paragraph-rsid="001b8c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D de LISP numéro 1 et 2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09:57:13.678318127</meta:creation-date>
    <dc:date>2015-09-23T12:04:21.789835228</dc:date>
    <meta:editing-duration>PT50M15S</meta:editing-duration>
    <meta:editing-cycles>1</meta:editing-cycles>
    <meta:document-statistic meta:table-count="1" meta:image-count="0" meta:object-count="0" meta:page-count="7" meta:paragraph-count="79" meta:word-count="1284" meta:character-count="6760" meta:non-whitespace-character-count="5502"/>
    <meta:generator>LibreOffice/4.2.8.2$Linux_X86_64 LibreOffice_project/420m0$Build-2</meta:generator>
  </office:meta>
</office:document-meta>
</file>